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line-height="115%"/>
      <style:text-properties officeooo:rsid="000480c3" officeooo:paragraph-rsid="000480c3"/>
    </style:style>
    <style:style style:name="P2" style:family="paragraph" style:parent-style-name="Standard">
      <style:paragraph-properties fo:line-height="115%"/>
      <style:text-properties officeooo:rsid="000756ab" officeooo:paragraph-rsid="000756ab"/>
    </style:style>
    <style:style style:name="P3" style:family="paragraph" style:parent-style-name="Standard">
      <style:paragraph-properties fo:line-height="115%"/>
      <style:text-properties fo:font-weight="bold" officeooo:rsid="0007e137" officeooo:paragraph-rsid="0007e137" style:font-weight-asian="bold" style:font-weight-complex="bold"/>
    </style:style>
    <style:style style:name="P4" style:family="paragraph" style:parent-style-name="Standard">
      <style:paragraph-properties fo:line-height="115%"/>
      <style:text-properties style:text-underline-style="none" fo:font-weight="bold" officeooo:rsid="000a8a45" officeooo:paragraph-rsid="000a8a45" style:font-weight-asian="bold" style:font-weight-complex="bold"/>
    </style:style>
    <style:style style:name="P5" style:family="paragraph" style:parent-style-name="Standard">
      <style:paragraph-properties fo:line-height="115%"/>
      <style:text-properties fo:font-weight="bold" officeooo:rsid="0005ccda" officeooo:paragraph-rsid="000480c3" style:font-weight-asian="bold" style:font-weight-complex="bold"/>
    </style:style>
    <style:style style:name="P6" style:family="paragraph" style:parent-style-name="Standard">
      <style:paragraph-properties fo:line-height="115%"/>
      <style:text-properties fo:font-weight="bold" officeooo:rsid="0005ccda" officeooo:paragraph-rsid="0005ccda" style:font-weight-asian="bold" style:font-weight-complex="bold"/>
    </style:style>
    <style:style style:name="P7" style:family="paragraph" style:parent-style-name="Standard">
      <style:paragraph-properties fo:line-height="115%"/>
      <style:text-properties fo:font-weight="bold" officeooo:rsid="0008e08e" officeooo:paragraph-rsid="0008e08e" style:font-weight-asian="bold" style:font-weight-complex="bold"/>
    </style:style>
    <style:style style:name="P8" style:family="paragraph" style:parent-style-name="Standard">
      <style:paragraph-properties fo:line-height="115%"/>
      <style:text-properties fo:font-weight="normal" officeooo:rsid="0005ccda" officeooo:paragraph-rsid="000480c3" style:font-weight-asian="normal" style:font-weight-complex="normal"/>
    </style:style>
    <style:style style:name="P9" style:family="paragraph" style:parent-style-name="Standard">
      <style:paragraph-properties fo:line-height="115%"/>
      <style:text-properties fo:font-weight="normal" officeooo:rsid="0008e08e" officeooo:paragraph-rsid="0008e08e" style:font-weight-asian="normal" style:font-weight-complex="normal"/>
    </style:style>
    <style:style style:name="P10" style:family="paragraph" style:parent-style-name="Standard">
      <style:paragraph-properties fo:line-height="115%"/>
      <style:text-properties fo:font-weight="normal" officeooo:rsid="000a3f92" officeooo:paragraph-rsid="000a8a45" style:font-weight-asian="normal" style:font-weight-complex="normal"/>
    </style:style>
    <style:style style:name="P11" style:family="paragraph" style:parent-style-name="Standard" style:list-style-name="L1">
      <style:paragraph-properties fo:line-height="115%"/>
      <style:text-properties officeooo:rsid="000480c3" officeooo:paragraph-rsid="000480c3"/>
    </style:style>
    <style:style style:name="P12" style:family="paragraph" style:parent-style-name="Standard" style:list-style-name="L1">
      <style:paragraph-properties fo:line-height="115%"/>
      <style:text-properties officeooo:rsid="0005ccda" officeooo:paragraph-rsid="0005ccda"/>
    </style:style>
    <style:style style:name="P13" style:family="paragraph" style:parent-style-name="Standard" style:list-style-name="L1">
      <style:paragraph-properties fo:line-height="115%"/>
      <style:text-properties officeooo:rsid="0005dacf" officeooo:paragraph-rsid="0005dacf"/>
    </style:style>
    <style:style style:name="T1" style:family="text">
      <style:text-properties officeooo:rsid="0005ccda"/>
    </style:style>
    <style:style style:name="T2" style:family="text">
      <style:text-properties officeooo:rsid="00062112"/>
    </style:style>
    <style:style style:name="T3" style:family="text">
      <style:text-properties officeooo:rsid="0007e137"/>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0a3f92" style:font-style-asian="normal" style:font-style-complex="normal"/>
    </style:style>
    <style:style style:name="T7" style:family="text">
      <style:text-properties fo:font-style="normal" officeooo:rsid="000a8a45" style:font-style-asian="normal" style:font-style-complex="normal"/>
    </style:style>
    <style:style style:name="T8" style:family="text">
      <style:text-properties officeooo:rsid="000a8a4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Introduction</text:p>
      <text:p text:style-name="P2">In this lab session you will enable the multiplayer features of a simple browser based game <text:span text:style-name="T3">by adding the messaging infrastructure necessary for the game clients to communicate indirectly with each other. <text:s/>You will be able to achieve this simply, and quickly, by making use of the open-source Javascript MQTT client from the Eclipse Paho project.</text:span></text:p>
      <text:p text:style-name="P5"/>
      <text:p text:style-name="P7">What is MQTT</text:p>
      <text:p text:style-name="P8">MQTT stands for MQ Telemetry Transport. It is a publish/subscribe, extremely simple and lightweight messaging protocol, designed for constrained devices and low-bandwidth, high-latency or unreliable networks. The design principles are to minimise network bandwidth and device resource requirements whilst also attempting to ensure reliability and some degree of assurance of delivery. These principles also turn out to make the protocol ideal of the emerging “machine-to-machine” (M2M) or “Internet of Things” world of connected devices, and for mobile applications where bandwidth and battery power are at a premium.</text:p>
      <text:p text:style-name="P8"/>
      <text:p text:style-name="P7">What is Publish/Subcribe</text:p>
      <text:p text:style-name="P9">Pusblish/Subscribe is a pattern for messaging in which message senders (<text:span text:style-name="T4">publishers</text:span><text:span text:style-name="T5">) and message receivers (</text:span><text:span text:style-name="T4">subscribers</text:span><text:span text:style-name="T5">) do not have any direct communication, or knowledge of each other. <text:s/>Instead of publishers sending messages to a specific known subscriber, they send (</text:span><text:span text:style-name="T4">publish</text:span><text:span text:style-name="T5">) messages to </text:span><text:span text:style-name="T4">topics</text:span><text:span text:style-name="T5">, which group/</text:span><text:span text:style-name="T6">filter</text:span><text:span text:style-name="T5"> messages into </text:span><text:span text:style-name="T6">named, logical, channels</text:span><text:span text:style-name="T5"> </text:span><text:span text:style-name="T6">on an MQTT server.</text:span></text:p>
      <text:p text:style-name="P9"><text:span text:style-name="T5"/></text:p>
      <text:p text:style-name="P10"><text:span text:style-name="T5">Published messages may be delivered to zero, one, or more subscribers who have registered an interest in the topic to which the message was published. <text:s/>Importantly, the publisher has no knowledge of if, or when, <text:s/>any given message is delivered to </text:span><text:span text:style-name="T7">any</text:span><text:span text:style-name="T5"> subscribers </text:span><text:span text:style-name="T7">of the topic</text:span><text:span text:style-name="T5">. <text:s/></text:span><text:span text:style-name="T8">Note that unlike message queueing, this means that a published message may be delivered to more than one subscriber.</text:span></text:p>
      <text:p text:style-name="P5"/>
      <text:p text:style-name="P6">quick architecture overview of the game</text:p>
      <text:p text:style-name="P1"/>
      <text:p text:style-name="P3">lab instructions</text:p>
      <text:list xml:id="list7818015906948952224" text:style-name="L1">
        <text:list-item>
          <text:p text:style-name="P11">Start internet explorer. <text:s/>The home page should be set to <text:a xlink:type="simple" xlink:href="http://leo-davison.github.io/MQTTShooter/" text:style-name="Internet_20_link" text:visited-style-name="Visited_20_Internet_20_Link">http://leo-davison.github.io/MQTTShooter/</text:a>, if not, navigate there.</text:p>
        </text:list-item>
        <text:list-item>
          <text:p text:style-name="P11">Click on the “Download as .zip” link, and select “save” in the internet explorer dialogue that appears at the bottom of the page.</text:p>
        </text:list-item>
        <text:list-item>
          <text:p text:style-name="P11">When the download has finished, select “Open Folder” from the internet explorer <text:s/>diaglue that appears at the bottom of the page.</text:p>
        </text:list-item>
        <text:list-item>
          <text:p text:style-name="P11">Right click on the downloaded zip and click on “7-Zip → Extract Here” to unpack the zip.</text:p>
        </text:list-item>
        <text:list-item>
          <text:p text:style-name="P11">Inside the extracted folder, you should see a number of sub folders such as “referenceSolution” and “startingPoint”.</text:p>
        </text:list-item>
        <text:list-item>
          <text:p text:style-name="P11">Navigate into the “startingPoint” folder and open the “index.html” file with Internet Explorer.</text:p>
        </text:list-item>
        <text:list-item>
          <text:p text:style-name="P11">When internet explorer opens, the window will be bla<text:span text:style-name="T2">n</text:span>k and there will be a diaglogue at the bottom of the page which says “Internet Explorer restricted this webpage from running scripts or ActiveX controls”. <text:s/>Click on the “Allow blocked content” button on the dialogue to allow the game to start. <text:s/>(If the dialogue disappears before you are able to click the button, just refresh the page).</text:p>
        </text:list-item>
        <text:list-item>
          <text:p text:style-name="P11"><text:soft-page-break/>You should now see a triangle representing the player space ship, atop a black background and a light grey grid. <text:s/>Verify that you are able to turn the ship using the left and right arrow keys, apply forward thrust using the up arrow key, and fire a projectile using the space bar key on the keyboard. (to reset the scene, just refresh the web page).</text:p>
        </text:list-item>
        <text:list-item>
          <text:p text:style-name="P11">Back in the “startingPoint” folder, where you opened the “index.html” page, notice that there is a folder called “js”. <text:s/>This folder contains all of the Javascript code for the game, and the start of the Networking code. <text:s/>Navigate into the “js” folder <text:span text:style-name="T1">and then the “Networking” folder </text:span>now.</text:p>
        </text:list-item>
        <text:list-item>
          <text:p text:style-name="P12">Inside the “Networking” folder open the GameNetworking.js and MQTTUtils.js files with Notepad++.</text:p>
        </text:list-item>
        <text:list-item>
          <text:p text:style-name="P12">The “GameNetworking.js” file acts as the interface between the messages received over MQTT and the game scene. <text:s/>There are two variables in this file that you will need to modify - “Networking.gameName” and “Networking.server”. <text:s/></text:p>
          <text:list>
            <text:list-item>
              <text:p text:style-name="P12">The “Networkng.server” variable determines the MQTT server that will be connected to for messaging and the appropriate value will be provided to you by the session host. <text:s/></text:p>
            </text:list-item>
            <text:list-item>
              <text:p text:style-name="P12">The “Networking.gameName” variable is used to distinguish between different instances of the game that are all using the same server for messaging. <text:s/>It is used to make the game topic strings unique to a given game instance. <text:s/>Update this variable to a string of your choosing – perhaps including your name to help ensure that you don't overlap with another lab particpant while you are developing the solution. <text:s/>For example “game_LeoDavison”.</text:p>
            </text:list-item>
          </text:list>
        </text:list-item>
        <text:list-item>
          <text:p text:style-name="P13">The “MQTTUtils.js” file has a stub implementation of an object which will provide the MQTT messaging capabilities needed by the “GameNetworking.js” code. <text:s/>It is this file you will work with primaril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o Davison</meta:initial-creator>
    <meta:creation-date>2015-09-21T10:55:02.515765066</meta:creation-date>
    <dc:date>2015-09-23T10:35:15.246708290</dc:date>
    <dc:creator>Leo Davison</dc:creator>
    <meta:editing-duration>PT1H19M21S</meta:editing-duration>
    <meta:editing-cycles>5</meta:editing-cycles>
    <meta:generator>LibreOffice/4.4.5.2$Linux_X86_64 LibreOffice_project/40$Build-2</meta:generator>
    <meta:document-statistic meta:table-count="0" meta:image-count="0" meta:object-count="0" meta:page-count="2" meta:paragraph-count="23" meta:word-count="749" meta:character-count="4707" meta:non-whitespace-character-count="3973"/>
  </office:meta>
</office:document-meta>
</file>